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000_10000_50_1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Implementation 2</text:p>
          </table:table-cell>
          <table:table-cell office:value-type="string" calcext:value-type="string">
            <text:p>Implementation 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318" calcext:value-type="float">
            <text:p>0.00031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00324" calcext:value-type="float">
            <text:p>0.00032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0339" calcext:value-type="float">
            <text:p>0.00033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00354" calcext:value-type="float">
            <text:p>0.0003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368" calcext:value-type="float">
            <text:p>0.00036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391" calcext:value-type="float">
            <text:p>0.0003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402" calcext:value-type="float">
            <text:p>0.00040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414" calcext:value-type="float">
            <text:p>0.00041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0442" calcext:value-type="float">
            <text:p>0.00044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0455" calcext:value-type="float">
            <text:p>0.00045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769" calcext:value-type="float">
            <text:p>0.000769</text:p>
          </table:table-cell>
          <table:table-cell office:value-type="float" office:value="0.000469" calcext:value-type="float">
            <text:p>0.00046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481" calcext:value-type="float">
            <text:p>0.00048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492" calcext:value-type="float">
            <text:p>0.00049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503" calcext:value-type="float">
            <text:p>0.00050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0535" calcext:value-type="float">
            <text:p>0.00053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000555" calcext:value-type="float">
            <text:p>0.00055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573" calcext:value-type="float">
            <text:p>0.00057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0.000591" calcext:value-type="float">
            <text:p>0.00059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000608" calcext:value-type="float">
            <text:p>0.0006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00625" calcext:value-type="float">
            <text:p>0.000625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0659" calcext:value-type="float">
            <text:p>0.000659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662" calcext:value-type="float">
            <text:p>0.00066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0686" calcext:value-type="float">
            <text:p>0.00068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0696" calcext:value-type="float">
            <text:p>0.00069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000713" calcext:value-type="float">
            <text:p>0.000713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001233" calcext:value-type="float">
            <text:p>0.001233</text:p>
          </table:table-cell>
          <table:table-cell office:value-type="float" office:value="0.000735" calcext:value-type="float">
            <text:p>0.00073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1235" calcext:value-type="float">
            <text:p>0.001235</text:p>
          </table:table-cell>
          <table:table-cell office:value-type="float" office:value="0.00074" calcext:value-type="float">
            <text:p>0.00074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000752" calcext:value-type="float">
            <text:p>0.00075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0768" calcext:value-type="float">
            <text:p>0.000768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001294" calcext:value-type="float">
            <text:p>0.001294</text:p>
          </table:table-cell>
          <table:table-cell office:value-type="float" office:value="0.000781" calcext:value-type="float">
            <text:p>0.00078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0.000803" calcext:value-type="float">
            <text:p>0.000803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0818" calcext:value-type="float">
            <text:p>0.00081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01399" calcext:value-type="float">
            <text:p>0.001399</text:p>
          </table:table-cell>
          <table:table-cell office:value-type="float" office:value="0.00083" calcext:value-type="float">
            <text:p>0.00083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000865" calcext:value-type="float">
            <text:p>0.000865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0.000878" calcext:value-type="float">
            <text:p>0.00087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0.000905" calcext:value-type="float">
            <text:p>0.000905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001501" calcext:value-type="float">
            <text:p>0.001501</text:p>
          </table:table-cell>
          <table:table-cell office:value-type="float" office:value="0.000918" calcext:value-type="float">
            <text:p>0.00091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1525" calcext:value-type="float">
            <text:p>0.001525</text:p>
          </table:table-cell>
          <table:table-cell office:value-type="float" office:value="0.000922" calcext:value-type="float">
            <text:p>0.000922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.001553" calcext:value-type="float">
            <text:p>0.001553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1592" calcext:value-type="float">
            <text:p>0.001592</text:p>
          </table:table-cell>
          <table:table-cell office:value-type="float" office:value="0.000958" calcext:value-type="float">
            <text:p>0.00095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0977" calcext:value-type="float">
            <text:p>0.00097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.000998" calcext:value-type="float">
            <text:p>0.000998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.001665" calcext:value-type="float">
            <text:p>0.001665</text:p>
          </table:table-cell>
          <table:table-cell office:value-type="float" office:value="0.001008" calcext:value-type="float">
            <text:p>0.00100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0.001031" calcext:value-type="float">
            <text:p>0.001031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.001718" calcext:value-type="float">
            <text:p>0.001718</text:p>
          </table:table-cell>
          <table:table-cell office:value-type="float" office:value="0.001044" calcext:value-type="float">
            <text:p>0.00104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0.001061" calcext:value-type="float">
            <text:p>0.001061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0.001756" calcext:value-type="float">
            <text:p>0.001756</text:p>
          </table:table-cell>
          <table:table-cell office:value-type="float" office:value="0.001063" calcext:value-type="float">
            <text:p>0.00106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.001094" calcext:value-type="float">
            <text:p>0.001094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093" calcext:value-type="float">
            <text:p>0.00109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0.001107" calcext:value-type="float">
            <text:p>0.001107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0.001855" calcext:value-type="float">
            <text:p>0.001855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01881" calcext:value-type="float">
            <text:p>0.001881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.001937" calcext:value-type="float">
            <text:p>0.001937</text:p>
          </table:table-cell>
          <table:table-cell office:value-type="float" office:value="0.001152" calcext:value-type="float">
            <text:p>0.00115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158" calcext:value-type="float">
            <text:p>0.001158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1193" calcext:value-type="float">
            <text:p>0.00119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.001223" calcext:value-type="float">
            <text:p>0.001223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0.001208" calcext:value-type="float">
            <text:p>0.0012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1993" calcext:value-type="float">
            <text:p>0.001993</text:p>
          </table:table-cell>
          <table:table-cell office:value-type="float" office:value="0.001218" calcext:value-type="float">
            <text:p>0.001218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.002016" calcext:value-type="float">
            <text:p>0.002016</text:p>
          </table:table-cell>
          <table:table-cell office:value-type="float" office:value="0.001243" calcext:value-type="float">
            <text:p>0.00124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0.001262" calcext:value-type="float">
            <text:p>0.001262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001279" calcext:value-type="float">
            <text:p>0.00127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296" calcext:value-type="float">
            <text:p>0.001296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0.002117" calcext:value-type="float">
            <text:p>0.002117</text:p>
          </table:table-cell>
          <table:table-cell office:value-type="float" office:value="0.001318" calcext:value-type="float">
            <text:p>0.00131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311" calcext:value-type="float">
            <text:p>0.001311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0.002167" calcext:value-type="float">
            <text:p>0.002167</text:p>
          </table:table-cell>
          <table:table-cell office:value-type="float" office:value="0.00133" calcext:value-type="float">
            <text:p>0.0013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346" calcext:value-type="float">
            <text:p>0.001346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1377" calcext:value-type="float">
            <text:p>0.00137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001385" calcext:value-type="float">
            <text:p>0.001385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0.001405" calcext:value-type="float">
            <text:p>0.00140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02293" calcext:value-type="float">
            <text:p>0.002293</text:p>
          </table:table-cell>
          <table:table-cell office:value-type="float" office:value="0.001432" calcext:value-type="float">
            <text:p>0.001432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0.00143" calcext:value-type="float">
            <text:p>0.0014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02341" calcext:value-type="float">
            <text:p>0.002341</text:p>
          </table:table-cell>
          <table:table-cell office:value-type="float" office:value="0.001445" calcext:value-type="float">
            <text:p>0.001445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0.002366" calcext:value-type="float">
            <text:p>0.002366</text:p>
          </table:table-cell>
          <table:table-cell office:value-type="float" office:value="0.001464" calcext:value-type="float">
            <text:p>0.00146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02391" calcext:value-type="float">
            <text:p>0.002391</text:p>
          </table:table-cell>
          <table:table-cell office:value-type="float" office:value="0.001484" calcext:value-type="float">
            <text:p>0.001484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01507" calcext:value-type="float">
            <text:p>0.00150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02441" calcext:value-type="float">
            <text:p>0.002441</text:p>
          </table:table-cell>
          <table:table-cell office:value-type="float" office:value="0.00152" calcext:value-type="float">
            <text:p>0.00152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0.002463" calcext:value-type="float">
            <text:p>0.002463</text:p>
          </table:table-cell>
          <table:table-cell office:value-type="float" office:value="0.001534" calcext:value-type="float">
            <text:p>0.00153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2489" calcext:value-type="float">
            <text:p>0.002489</text:p>
          </table:table-cell>
          <table:table-cell office:value-type="float" office:value="0.001538" calcext:value-type="float">
            <text:p>0.001538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0.002514" calcext:value-type="float">
            <text:p>0.002514</text:p>
          </table:table-cell>
          <table:table-cell office:value-type="float" office:value="0.00155" calcext:value-type="float">
            <text:p>0.0015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02538" calcext:value-type="float">
            <text:p>0.002538</text:p>
          </table:table-cell>
          <table:table-cell office:value-type="float" office:value="0.001561" calcext:value-type="float">
            <text:p>0.001561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0.002562" calcext:value-type="float">
            <text:p>0.002562</text:p>
          </table:table-cell>
          <table:table-cell office:value-type="float" office:value="0.001585" calcext:value-type="float">
            <text:p>0.001585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161" calcext:value-type="float">
            <text:p>0.00161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0.001632" calcext:value-type="float">
            <text:p>0.001632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1623" calcext:value-type="float">
            <text:p>0.001623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1639" calcext:value-type="float">
            <text:p>0.001639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002802" calcext:value-type="float">
            <text:p>0.002802</text:p>
          </table:table-cell>
          <table:table-cell office:value-type="float" office:value="0.001658" calcext:value-type="float">
            <text:p>0.001658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0.002811" calcext:value-type="float">
            <text:p>0.002811</text:p>
          </table:table-cell>
          <table:table-cell office:value-type="float" office:value="0.001681" calcext:value-type="float">
            <text:p>0.00168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02822" calcext:value-type="float">
            <text:p>0.002822</text:p>
          </table:table-cell>
          <table:table-cell office:value-type="float" office:value="0.001703" calcext:value-type="float">
            <text:p>0.001703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001727" calcext:value-type="float">
            <text:p>0.00172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02838" calcext:value-type="float">
            <text:p>0.002838</text:p>
          </table:table-cell>
          <table:table-cell office:value-type="float" office:value="0.001712" calcext:value-type="float">
            <text:p>0.001712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727" calcext:value-type="float">
            <text:p>0.001727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0.001773" calcext:value-type="float">
            <text:p>0.001773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0.002919" calcext:value-type="float">
            <text:p>0.002919</text:p>
          </table:table-cell>
          <table:table-cell office:value-type="float" office:value="0.001778" calcext:value-type="float">
            <text:p>0.00177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002946" calcext:value-type="float">
            <text:p>0.002946</text:p>
          </table:table-cell>
          <table:table-cell office:value-type="float" office:value="0.001796" calcext:value-type="float">
            <text:p>0.001796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1785" calcext:value-type="float">
            <text:p>0.00178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003015" calcext:value-type="float">
            <text:p>0.003015</text:p>
          </table:table-cell>
          <table:table-cell office:value-type="float" office:value="0.001807" calcext:value-type="float">
            <text:p>0.001807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.001826" calcext:value-type="float">
            <text:p>0.00182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1849" calcext:value-type="float">
            <text:p>0.001849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1881" calcext:value-type="float">
            <text:p>0.001881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01893" calcext:value-type="float">
            <text:p>0.001893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0.003118" calcext:value-type="float">
            <text:p>0.003118</text:p>
          </table:table-cell>
          <table:table-cell office:value-type="float" office:value="0.001876" calcext:value-type="float">
            <text:p>0.00187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003151" calcext:value-type="float">
            <text:p>0.003151</text:p>
          </table:table-cell>
          <table:table-cell office:value-type="float" office:value="0.001899" calcext:value-type="float">
            <text:p>0.001899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001933" calcext:value-type="float">
            <text:p>0.00193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003229" calcext:value-type="float">
            <text:p>0.003229</text:p>
          </table:table-cell>
          <table:table-cell office:value-type="float" office:value="0.001955" calcext:value-type="float">
            <text:p>0.001955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1964" calcext:value-type="float">
            <text:p>0.00196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3404" calcext:value-type="float">
            <text:p>0.003404</text:p>
          </table:table-cell>
          <table:table-cell office:value-type="float" office:value="0.002057" calcext:value-type="float">
            <text:p>0.002057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0.003319" calcext:value-type="float">
            <text:p>0.003319</text:p>
          </table:table-cell>
          <table:table-cell office:value-type="float" office:value="0.001982" calcext:value-type="float">
            <text:p>0.00198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2016" calcext:value-type="float">
            <text:p>0.002016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0.003325" calcext:value-type="float">
            <text:p>0.003325</text:p>
          </table:table-cell>
          <table:table-cell office:value-type="float" office:value="0.002003" calcext:value-type="float">
            <text:p>0.00200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03458" calcext:value-type="float">
            <text:p>0.003458</text:p>
          </table:table-cell>
          <table:table-cell office:value-type="float" office:value="0.002027" calcext:value-type="float">
            <text:p>0.002027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0.002024" calcext:value-type="float">
            <text:p>0.002024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003405" calcext:value-type="float">
            <text:p>0.003405</text:p>
          </table:table-cell>
          <table:table-cell office:value-type="float" office:value="0.002053" calcext:value-type="float">
            <text:p>0.002053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0.003443" calcext:value-type="float">
            <text:p>0.003443</text:p>
          </table:table-cell>
          <table:table-cell office:value-type="float" office:value="0.002073" calcext:value-type="float">
            <text:p>0.00207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.002086" calcext:value-type="float">
            <text:p>0.002086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2112" calcext:value-type="float">
            <text:p>0.00211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2102" calcext:value-type="float">
            <text:p>0.002102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2138" calcext:value-type="float">
            <text:p>0.0021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2161" calcext:value-type="float">
            <text:p>0.002161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2192" calcext:value-type="float">
            <text:p>0.00219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218" calcext:value-type="float">
            <text:p>0.00218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2217" calcext:value-type="float">
            <text:p>0.002217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2221" calcext:value-type="float">
            <text:p>0.002221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2237" calcext:value-type="float">
            <text:p>0.002237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2242" calcext:value-type="float">
            <text:p>0.002242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0.002244" calcext:value-type="float">
            <text:p>0.002244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2271" calcext:value-type="float">
            <text:p>0.002271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2279" calcext:value-type="float">
            <text:p>0.002279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2297" calcext:value-type="float">
            <text:p>0.002297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2336" calcext:value-type="float">
            <text:p>0.002336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.002362" calcext:value-type="float">
            <text:p>0.00236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2392" calcext:value-type="float">
            <text:p>0.002392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0.002365" calcext:value-type="float">
            <text:p>0.00236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004049" calcext:value-type="float">
            <text:p>0.004049</text:p>
          </table:table-cell>
          <table:table-cell office:value-type="float" office:value="0.002389" calcext:value-type="float">
            <text:p>0.002389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0.004009" calcext:value-type="float">
            <text:p>0.004009</text:p>
          </table:table-cell>
          <table:table-cell office:value-type="float" office:value="0.002402" calcext:value-type="float">
            <text:p>0.002402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0.002458" calcext:value-type="float">
            <text:p>0.002458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2431" calcext:value-type="float">
            <text:p>0.00243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4121" calcext:value-type="float">
            <text:p>0.004121</text:p>
          </table:table-cell>
          <table:table-cell office:value-type="float" office:value="0.002444" calcext:value-type="float">
            <text:p>0.002444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.004136" calcext:value-type="float">
            <text:p>0.004136</text:p>
          </table:table-cell>
          <table:table-cell office:value-type="float" office:value="0.002475" calcext:value-type="float">
            <text:p>0.002475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04148" calcext:value-type="float">
            <text:p>0.004148</text:p>
          </table:table-cell>
          <table:table-cell office:value-type="float" office:value="0.002504" calcext:value-type="float">
            <text:p>0.002504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0.004201" calcext:value-type="float">
            <text:p>0.004201</text:p>
          </table:table-cell>
          <table:table-cell office:value-type="float" office:value="0.002497" calcext:value-type="float">
            <text:p>0.002497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004205" calcext:value-type="float">
            <text:p>0.004205</text:p>
          </table:table-cell>
          <table:table-cell office:value-type="float" office:value="0.002533" calcext:value-type="float">
            <text:p>0.002533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0.004171" calcext:value-type="float">
            <text:p>0.004171</text:p>
          </table:table-cell>
          <table:table-cell office:value-type="float" office:value="0.002549" calcext:value-type="float">
            <text:p>0.00254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004199" calcext:value-type="float">
            <text:p>0.004199</text:p>
          </table:table-cell>
          <table:table-cell office:value-type="float" office:value="0.002571" calcext:value-type="float">
            <text:p>0.002571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0.004233" calcext:value-type="float">
            <text:p>0.004233</text:p>
          </table:table-cell>
          <table:table-cell office:value-type="float" office:value="0.002561" calcext:value-type="float">
            <text:p>0.002561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004292" calcext:value-type="float">
            <text:p>0.004292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0.004332" calcext:value-type="float">
            <text:p>0.004332</text:p>
          </table:table-cell>
          <table:table-cell office:value-type="float" office:value="0.002621" calcext:value-type="float">
            <text:p>0.002621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004354" calcext:value-type="float">
            <text:p>0.004354</text:p>
          </table:table-cell>
          <table:table-cell office:value-type="float" office:value="0.002615" calcext:value-type="float">
            <text:p>0.002615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0.004368" calcext:value-type="float">
            <text:p>0.004368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04416" calcext:value-type="float">
            <text:p>0.004416</text:p>
          </table:table-cell>
          <table:table-cell office:value-type="float" office:value="0.002674" calcext:value-type="float">
            <text:p>0.002674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0.004454" calcext:value-type="float">
            <text:p>0.004454</text:p>
          </table:table-cell>
          <table:table-cell office:value-type="float" office:value="0.002673" calcext:value-type="float">
            <text:p>0.002673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004406" calcext:value-type="float">
            <text:p>0.004406</text:p>
          </table:table-cell>
          <table:table-cell office:value-type="float" office:value="0.002662" calcext:value-type="float">
            <text:p>0.002662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0.004475" calcext:value-type="float">
            <text:p>0.004475</text:p>
          </table:table-cell>
          <table:table-cell office:value-type="float" office:value="0.002693" calcext:value-type="float">
            <text:p>0.00269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004487" calcext:value-type="float">
            <text:p>0.004487</text:p>
          </table:table-cell>
          <table:table-cell office:value-type="float" office:value="0.002702" calcext:value-type="float">
            <text:p>0.002702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0.004536" calcext:value-type="float">
            <text:p>0.004536</text:p>
          </table:table-cell>
          <table:table-cell office:value-type="float" office:value="0.002705" calcext:value-type="float">
            <text:p>0.00270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004502" calcext:value-type="float">
            <text:p>0.004502</text:p>
          </table:table-cell>
          <table:table-cell office:value-type="float" office:value="0.002741" calcext:value-type="float">
            <text:p>0.002741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0.002751" calcext:value-type="float">
            <text:p>0.00275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4601" calcext:value-type="float">
            <text:p>0.004601</text:p>
          </table:table-cell>
          <table:table-cell office:value-type="float" office:value="0.002765" calcext:value-type="float">
            <text:p>0.002765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0.004632" calcext:value-type="float">
            <text:p>0.004632</text:p>
          </table:table-cell>
          <table:table-cell office:value-type="float" office:value="0.002777" calcext:value-type="float">
            <text:p>0.002777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803" calcext:value-type="float">
            <text:p>0.002803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.002817" calcext:value-type="float">
            <text:p>0.002817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004721" calcext:value-type="float">
            <text:p>0.004721</text:p>
          </table:table-cell>
          <table:table-cell office:value-type="float" office:value="0.002818" calcext:value-type="float">
            <text:p>0.002818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0.004717" calcext:value-type="float">
            <text:p>0.004717</text:p>
          </table:table-cell>
          <table:table-cell office:value-type="float" office:value="0.002843" calcext:value-type="float">
            <text:p>0.002843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004779" calcext:value-type="float">
            <text:p>0.004779</text:p>
          </table:table-cell>
          <table:table-cell office:value-type="float" office:value="0.002862" calcext:value-type="float">
            <text:p>0.002862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0.004784" calcext:value-type="float">
            <text:p>0.004784</text:p>
          </table:table-cell>
          <table:table-cell office:value-type="float" office:value="0.002861" calcext:value-type="float">
            <text:p>0.002861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004851" calcext:value-type="float">
            <text:p>0.004851</text:p>
          </table:table-cell>
          <table:table-cell office:value-type="float" office:value="0.002889" calcext:value-type="float">
            <text:p>0.002889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0.004867" calcext:value-type="float">
            <text:p>0.004867</text:p>
          </table:table-cell>
          <table:table-cell office:value-type="float" office:value="0.002929" calcext:value-type="float">
            <text:p>0.002929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004885" calcext:value-type="float">
            <text:p>0.004885</text:p>
          </table:table-cell>
          <table:table-cell office:value-type="float" office:value="0.002931" calcext:value-type="float">
            <text:p>0.002931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0.004892" calcext:value-type="float">
            <text:p>0.004892</text:p>
          </table:table-cell>
          <table:table-cell office:value-type="float" office:value="0.002955" calcext:value-type="float">
            <text:p>0.00295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04943" calcext:value-type="float">
            <text:p>0.004943</text:p>
          </table:table-cell>
          <table:table-cell office:value-type="float" office:value="0.002966" calcext:value-type="float">
            <text:p>0.002966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0.005056" calcext:value-type="float">
            <text:p>0.005056</text:p>
          </table:table-cell>
          <table:table-cell office:value-type="float" office:value="0.002967" calcext:value-type="float">
            <text:p>0.002967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004972" calcext:value-type="float">
            <text:p>0.004972</text:p>
          </table:table-cell>
          <table:table-cell office:value-type="float" office:value="0.002978" calcext:value-type="float">
            <text:p>0.002978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0.004982" calcext:value-type="float">
            <text:p>0.004982</text:p>
          </table:table-cell>
          <table:table-cell office:value-type="float" office:value="0.00302" calcext:value-type="float">
            <text:p>0.00302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005034" calcext:value-type="float">
            <text:p>0.005034</text:p>
          </table:table-cell>
          <table:table-cell office:value-type="float" office:value="0.003018" calcext:value-type="float">
            <text:p>0.003018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0.005075" calcext:value-type="float">
            <text:p>0.005075</text:p>
          </table:table-cell>
          <table:table-cell office:value-type="float" office:value="0.003045" calcext:value-type="float">
            <text:p>0.003045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005082" calcext:value-type="float">
            <text:p>0.005082</text:p>
          </table:table-cell>
          <table:table-cell office:value-type="float" office:value="0.003076" calcext:value-type="float">
            <text:p>0.003076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0.005104" calcext:value-type="float">
            <text:p>0.005104</text:p>
          </table:table-cell>
          <table:table-cell office:value-type="float" office:value="0.003095" calcext:value-type="float">
            <text:p>0.00309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0.003195" calcext:value-type="float">
            <text:p>0.003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0T20:13:58.769075468</dc:date>
    <meta:editing-duration>PT3M18S</meta:editing-duration>
    <meta:editing-cycles>1</meta:editing-cycles>
    <meta:document-statistic meta:table-count="1" meta:cell-count="546" meta:object-count="0"/>
    <meta:generator>LibreOffice/5.1.6.2.0$Linux_X86_64 LibreOffice_project/10$Build-2</meta:generator>
  </office:meta>
</office:document-meta>
</file>